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937in"/>
    </style:style>
    <style:style style:name="co3" style:family="table-column">
      <style:table-column-properties fo:break-before="auto" style:column-width="1.1744in"/>
    </style:style>
    <style:style style:name="co4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5398in"/>
    </style:style>
    <style:style style:name="co9" style:family="table-column">
      <style:table-column-properties fo:break-before="auto" style:column-width="1.4374in"/>
    </style:style>
    <style:style style:name="co10" style:family="table-column">
      <style:table-column-properties fo:break-before="auto" style:column-width="1.0492in"/>
    </style:style>
    <style:style style:name="co11" style:family="table-column">
      <style:table-column-properties fo:break-before="auto" style:column-width="1.5346in"/>
    </style:style>
    <style:style style:name="co12" style:family="table-column">
      <style:table-column-properties fo:break-before="auto" style:column-width="1.1354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="none"/>
      <style:text-properties style:font-name="Times New Roman" fo:font-weight="bold" style:font-weight-asian="bold" style:font-weight-complex="bold"/>
    </style:style>
    <style:style style:name="ce1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fo:background-color="#ffffff"/>
      <style:text-properties style:font-name="Times New Roman"/>
    </style:style>
    <style:style style:name="ce11" style:family="table-cell" style:parent-style-name="Default" style:data-style-name="N117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4" style:family="table-cell" style:parent-style-name="Default">
      <style:table-cell-properties fo:background-color="#cccccc" fo:border="0.0008in solid #000000"/>
      <style:text-properties style:font-name="Times New Roman"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able-cell-properties fo:border="0.0008in solid #000000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9" style:family="table-cell" style:parent-style-name="Default">
      <style:table-cell-properties fo:background-color="#ffff99"/>
      <style:text-properties style:font-name="Times New Roman"/>
    </style:style>
    <style:style style:name="ce21" style:family="table-cell" style:parent-style-name="Default">
      <style:table-cell-properties fo:background-color="#ffff66" style:text-align-source="fix" style:repeat-content="false"/>
      <style:paragraph-properties fo:text-align="start" fo:margin-left="0in"/>
      <style:text-properties style:font-name="Times New Roman"/>
    </style:style>
    <style:style style:name="ce22" style:family="table-cell" style:parent-style-name="Default">
      <style:table-cell-properties fo:background-color="#cccccc" fo:border="0.0008in solid #000000"/>
      <style:text-properties style:font-name="Times New Roman"/>
    </style:style>
    <style:style style:name="ce19" style:family="table-cell" style:parent-style-name="Default"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ext-properties style:font-name="Times New Roman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 fo:font-weight="normal" style:font-weight-asian="normal" style:font-weight-complex="normal"/>
    </style:style>
    <style:style style:name="ce24" style:family="table-cell" style:parent-style-name="Default">
      <style:table-cell-properties fo:background-color="#ffff66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font-weight="normal" style:font-weight-asian="normal" style:font-weight-complex="normal"/>
    </style:style>
    <style:style style:name="T5" style:family="text">
      <style:text-properties style:text-position="super 65%"/>
    </style:style>
    <style:style style:name="T4" style:family="text">
      <style:text-properties fo:font-weight="bold" style:font-weight-asian="bold" style:font-weight-complex="bold"/>
    </style:style>
    <style:style style:name="T6" style:family="text">
      <style:text-properties style:text-position="super 65%" fo:font-weight="normal" style:font-weight-asian="normal" style:font-weight-complex="normal"/>
    </style:style>
  </office:automatic-styles>
  <office:body>
    <office:spreadsheet>
      <table:table table:name="Read me 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Algorithm for determine the temperature dependency of viscosity of a gas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Objective </text:p>
          </table:table-cell>
        </table:table-row>
        <table:table-row table:style-name="ro1">
          <table:table-cell office:value-type="string">
            <text:p>Determine the parameters of the sutherland equation for the given temperature-viscosity data of a gas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Input</text:p>
          </table:table-cell>
        </table:table-row>
        <table:table-row table:style-name="ro1">
          <table:table-cell office:value-type="string">
            <text:p>Temperature T.</text:p>
          </table:table-cell>
        </table:table-row>
        <table:table-row table:style-name="ro2">
          <table:table-cell office:value-type="string">
            <text:p>Viscosity <text:span text:style-name="T1">µ</text:span>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Assumption</text:p>
          </table:table-cell>
        </table:table-row>
        <table:table-row table:style-name="ro1">
          <table:table-cell office:value-type="string">
            <text:p>Linear regression model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Output</text:p>
          </table:table-cell>
        </table:table-row>
        <table:table-row table:style-name="ro1">
          <table:table-cell office:value-type="string">
            <text:p>Sutherland coefficients C and S.</text:p>
          </table:table-cell>
        </table:table-row>
        <table:table-row table:style-name="ro1" table:number-rows-repeated="1048561">
          <table:table-cell/>
        </table:table-row>
        <table:table-row table:style-name="ro1">
          <table:table-cell/>
        </table:table-row>
      </table:table>
      <table:table table:name="Input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row table:style-name="ro1">
          <table:table-cell table:style-name="ce4" office:value-type="string">
            <text:p>Input</text:p>
          </table:table-cell>
          <table:table-cell table:style-name="ce2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table:number-columns-repeated="3"/>
          <table:table-cell table:number-columns-repeated="3"/>
        </table:table-row>
        <table:table-row table:style-name="ro1">
          <table:table-cell table:style-name="ce2" office:value-type="string">
            <text:p>Name of the gas</text:p>
          </table:table-cell>
          <table:table-cell table:style-name="ce9" office:value-type="string">
            <text:p>HELIUM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/>
          <table:table-cell table:style-name="ce10"/>
          <table:table-cell table:style-name="ce2"/>
          <table:table-cell table:number-columns-repeated="3"/>
        </table:table-row>
        <table:table-row table:style-name="ro3">
          <table:table-cell table:style-name="ce5" office:value-type="string">
            <text:p>Table 5.1: <text:span text:style-name="T2">Temperature-viscosity data</text:span> (Reference: <text:span text:style-name="T2">https://www.engineeringtoolbox.com/gases-absolute-dynamic-viscosity-d_1888.html</text:span> )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6" office:value-type="string">
            <text:p>Temperature(ºC)</text:p>
          </table:table-cell>
          <table:table-cell table:style-name="ce6" office:value-type="string">
            <text:p>Viscosity(Pa s)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7" office:value-type="string">
            <text:p>T</text:p>
          </table:table-cell>
          <table:table-cell table:style-name="ce7" office:value-type="string">
            <text:p>µ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8" office:value-type="float" office:value="0">
            <text:p>0</text:p>
          </table:table-cell>
          <table:table-cell table:style-name="ce11" office:value-type="float" office:value="0.0000187">
            <text:p>1.87E-5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8" office:value-type="float" office:value="20">
            <text:p>20</text:p>
          </table:table-cell>
          <table:table-cell table:style-name="ce11" office:value-type="float" office:value="0.0000196">
            <text:p>1.96E-5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8" office:value-type="float" office:value="50">
            <text:p>50</text:p>
          </table:table-cell>
          <table:table-cell table:style-name="ce11" office:value-type="float" office:value="0.000021">
            <text:p>2.10E-5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11" office:value-type="float" office:value="0.0000232">
            <text:p>2.32E-5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8" office:value-type="float" office:value="200">
            <text:p>200</text:p>
          </table:table-cell>
          <table:table-cell table:style-name="ce11" office:value-type="float" office:value="0.0000273">
            <text:p>2.73E-5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8" office:value-type="float" office:value="300">
            <text:p>300</text:p>
          </table:table-cell>
          <table:table-cell table:style-name="ce11" office:value-type="float" office:value="0.0000312">
            <text:p>3.12E-5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8" office:value-type="float" office:value="400">
            <text:p>400</text:p>
          </table:table-cell>
          <table:table-cell table:style-name="ce11" office:value-type="float" office:value="0.0000348">
            <text:p>3.48E-5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8" office:value-type="float" office:value="500">
            <text:p>500</text:p>
          </table:table-cell>
          <table:table-cell table:style-name="ce11" office:value-type="float" office:value="0.0000384">
            <text:p>3.84E-5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8" office:value-type="float" office:value="600">
            <text:p>600</text:p>
          </table:table-cell>
          <table:table-cell table:style-name="ce11" office:value-type="float" office:value="0.0000418">
            <text:p>4.18E-5</text:p>
          </table:table-cell>
          <table:table-cell table:style-name="ce12"/>
          <table:table-cell table:number-columns-repeated="3"/>
        </table:table-row>
        <table:table-row table:style-name="ro1" table:number-rows-repeated="2"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style-name="ce12"/>
          <table:table-cell table:number-columns-repeated="3"/>
        </table:table-row>
        <table:table-row table:style-name="ro1">
          <table:table-cell table:style-name="ce2" table:number-columns-repeated="3"/>
          <table:table-cell table:number-columns-repeated="3"/>
        </table:table-row>
        <table:table-row table:style-name="ro1" table:number-rows-repeated="2">
          <table:table-cell table:style-name="ce2" table:number-columns-repeated="2"/>
          <table:table-cell table:style-name="ce12"/>
          <table:table-cell table:number-columns-repeated="3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lculation" table:style-name="ta1" table:print="false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>
            <text:p>Given data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" table:number-columns-repeated="3"/>
          <table:table-cell table:number-columns-repeated="5"/>
        </table:table-row>
        <table:table-row table:style-name="ro1">
          <table:table-cell table:style-name="ce2" table:formula="of:=[Input.A3]" office:value-type="string" office:string-value="Name of the gas">
            <text:p>Name of the gas</text:p>
          </table:table-cell>
          <table:table-cell table:style-name="ce24" table:formula="of:=[Input.B3]" office:value-type="string" office:string-value="HELIUM">
            <text:p>HELIUM</text:p>
          </table:table-cell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style-name="ce10"/>
          <table:table-cell table:style-name="ce2"/>
          <table:table-cell table:number-columns-repeated="5"/>
        </table:table-row>
        <table:table-row table:style-name="ro2">
          <table:table-cell table:style-name="ce19" office:value-type="string">
            <text:p>Table 5.1: <text:span text:style-name="T2">Temperature-viscosity data (</text:span><text:span text:style-name="T4">Reference: </text:span><text:span text:style-name="T2"><text:a xlink:href="https://www.engineeringtoolbox.com/gases-absolute-dynamic-viscosity-d_1888.html">https://www.engineeringtoolbox.com/gases-absolute-dynamic-viscosity-d_1888.html</text:a></text:span><text:span text:style-name="T2"> )</text:span>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6" table:formula="of:=[Input.A6]" office:value-type="string" office:string-value="Temperature(ºC)">
            <text:p>Temperature(ºC)</text:p>
          </table:table-cell>
          <table:table-cell table:style-name="ce6" table:formula="of:=[Input.B6]" office:value-type="string" office:string-value="Viscosity(Pa s)">
            <text:p>Viscosity(Pa s)</text:p>
          </table:table-cell>
          <table:table-cell table:style-name="ce25"/>
          <table:table-cell table:number-columns-repeated="2"/>
          <table:table-cell>
            <draw:frame table:end-cell-address="Calculation.P49" table:end-x="0.7906in" table:end-y="0.0516in" draw:z-index="0" draw:style-name="gr1" draw:text-style-name="P1" svg:width="9.6201in" svg:height="7.2819in" svg:x="0.061in" svg:y="0.1551in">
              <draw:object draw:notify-on-update-of-ranges="Calculation.A23:Calculation.A31 Calculation.H11:Calculation.H11 Calculation.C23:Calculation.C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7" office:value-type="string">
            <text:p>T</text:p>
          </table:table-cell>
          <table:table-cell table:style-name="ce7" office:value-type="string">
            <text:p>µ</text:p>
          </table:table-cell>
          <table:table-cell table:style-name="ce26"/>
          <table:table-cell table:number-columns-repeated="5"/>
        </table:table-row>
        <table:table-row table:style-name="ro1">
          <table:table-cell table:style-name="ce8" table:formula="of:=[Input.A8]" office:value-type="float" office:value="0">
            <text:p>0</text:p>
          </table:table-cell>
          <table:table-cell table:style-name="ce8" table:formula="of:=[Input.B8]" office:value-type="float" office:value="0.0000187">
            <text:p>1.87E-005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8" table:formula="of:=[Input.A9]" office:value-type="float" office:value="20">
            <text:p>20</text:p>
          </table:table-cell>
          <table:table-cell table:style-name="ce8" table:formula="of:=[Input.B9]" office:value-type="float" office:value="0.0000196">
            <text:p>1.96E-005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8" table:formula="of:=[Input.A10]" office:value-type="float" office:value="50">
            <text:p>50</text:p>
          </table:table-cell>
          <table:table-cell table:style-name="ce8" table:formula="of:=[Input.B10]" office:value-type="float" office:value="0.000021">
            <text:p>2.10E-005</text:p>
          </table:table-cell>
          <table:table-cell table:style-name="ce27"/>
          <table:table-cell table:number-columns-repeated="5"/>
        </table:table-row>
        <table:table-row table:style-name="ro5">
          <table:table-cell table:style-name="ce8" table:formula="of:=[Input.A11]" office:value-type="float" office:value="100">
            <text:p>100</text:p>
          </table:table-cell>
          <table:table-cell table:style-name="ce8" table:formula="of:=[Input.B11]" office:value-type="float" office:value="0.0000232">
            <text:p>2.32E-005</text:p>
          </table:table-cell>
          <table:table-cell table:style-name="ce27"/>
          <table:table-cell table:number-columns-repeated="4"/>
          <table:table-cell office:value-type="string">
            <text:p>T<text:span text:style-name="T5">3/2</text:span>/<text:span text:style-name="T1">µ vs T</text:span></text:p>
          </table:table-cell>
        </table:table-row>
        <table:table-row table:style-name="ro1">
          <table:table-cell table:style-name="ce8" table:formula="of:=[Input.A12]" office:value-type="float" office:value="200">
            <text:p>200</text:p>
          </table:table-cell>
          <table:table-cell table:style-name="ce8" table:formula="of:=[Input.B12]" office:value-type="float" office:value="0.0000273">
            <text:p>2.73E-005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8" table:formula="of:=[Input.A13]" office:value-type="float" office:value="300">
            <text:p>300</text:p>
          </table:table-cell>
          <table:table-cell table:style-name="ce8" table:formula="of:=[Input.B13]" office:value-type="float" office:value="0.0000312">
            <text:p>3.12E-005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8" table:formula="of:=[Input.A14]" office:value-type="float" office:value="400">
            <text:p>400</text:p>
          </table:table-cell>
          <table:table-cell table:style-name="ce8" table:formula="of:=[Input.B14]" office:value-type="float" office:value="0.0000348">
            <text:p>3.48E-005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8" table:formula="of:=[Input.A15]" office:value-type="float" office:value="500">
            <text:p>500</text:p>
          </table:table-cell>
          <table:table-cell table:style-name="ce8" table:formula="of:=[Input.B15]" office:value-type="float" office:value="0.0000384">
            <text:p>3.84E-005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8" table:formula="of:=[Input.A16]" office:value-type="float" office:value="600">
            <text:p>600</text:p>
          </table:table-cell>
          <table:table-cell table:style-name="ce8" table:formula="of:=[Input.B16]" office:value-type="float" office:value="0.0000418">
            <text:p>4.18E-005</text:p>
          </table:table-cell>
          <table:table-cell table:style-name="ce27"/>
          <table:table-cell table:number-columns-repeated="5"/>
        </table:table-row>
        <table:table-row table:style-name="ro1">
          <table:table-cell table:style-name="ce2" table:number-columns-repeated="3"/>
          <table:table-cell table:number-columns-repeated="5"/>
        </table:table-row>
        <table:table-row table:style-name="ro1">
          <table:table-cell table:style-name="ce1" office:value-type="string">
            <text:p>Calculation</text:p>
          </table:table-cell>
          <table:table-cell table:style-name="ce2" table:number-columns-repeated="2"/>
          <table:table-cell table:number-columns-repeated="5"/>
        </table:table-row>
        <table:table-row table:style-name="ro1">
          <table:table-cell table:style-name="ce20"/>
          <table:table-cell table:style-name="ce2" table:number-columns-repeated="2"/>
          <table:table-cell table:number-columns-repeated="5"/>
        </table:table-row>
        <table:table-row table:style-name="ro5">
          <table:table-cell table:style-name="ce19" office:value-type="string">
            <text:p>Table 5.2: <text:span text:style-name="T2">Calculation table for T</text:span><text:span text:style-name="T6">3/2</text:span><text:span text:style-name="T2">/µ.</text:span></text:p>
          </table:table-cell>
          <table:table-cell table:style-name="ce2" table:number-columns-repeated="2"/>
          <table:table-cell table:number-columns-repeated="5"/>
        </table:table-row>
        <table:table-row table:style-name="ro5">
          <table:table-cell table:style-name="ce6" table:formula="of:=[.A6]" office:value-type="string" office:string-value="Temperature(ºC)">
            <text:p>Temperature(ºC)</text:p>
          </table:table-cell>
          <table:table-cell table:style-name="ce6" table:formula="of:=[.B6]" office:value-type="string" office:string-value="Viscosity(Pa s)">
            <text:p>Viscosity(Pa s)</text:p>
          </table:table-cell>
          <table:table-cell table:style-name="ce28" office:value-type="string">
            <text:p><text:s/>(ºC)<text:span text:style-name="T5">3/2</text:span> Pa<text:span text:style-name="T5">-1</text:span> s-1</text:p>
          </table:table-cell>
          <table:table-cell table:number-columns-repeated="5"/>
        </table:table-row>
        <table:table-row table:style-name="ro5">
          <table:table-cell table:style-name="ce7" table:formula="of:=[.A7]" office:value-type="string" office:string-value="T">
            <text:p>T</text:p>
          </table:table-cell>
          <table:table-cell table:style-name="ce7" table:formula="of:=[.B7]" office:value-type="string" office:string-value="µ">
            <text:p>µ</text:p>
          </table:table-cell>
          <table:table-cell table:style-name="ce7" office:value-type="string">
            <text:p>T<text:span text:style-name="T5">3/2</text:span>/µ</text:p>
          </table:table-cell>
          <table:table-cell table:number-columns-repeated="5"/>
        </table:table-row>
        <table:table-row table:style-name="ro1">
          <table:table-cell table:style-name="ce23" table:formula="of:=[.A8]" office:value-type="float" office:value="0">
            <text:p>0</text:p>
          </table:table-cell>
          <table:table-cell table:style-name="ce8" table:formula="of:=[.B8]" office:value-type="float" office:value="0.0000187">
            <text:p>1.87E-005</text:p>
          </table:table-cell>
          <table:table-cell table:style-name="ce8" table:formula="of:=POWER([.A23];1.5)/[.B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3" table:formula="of:=[.A9]" office:value-type="float" office:value="20">
            <text:p>20</text:p>
          </table:table-cell>
          <table:table-cell table:style-name="ce8" table:formula="of:=[.B9]" office:value-type="float" office:value="0.0000196">
            <text:p>1.96E-005</text:p>
          </table:table-cell>
          <table:table-cell table:style-name="ce8" table:formula="of:=POWER([.A24];1.5)/[.B24]" office:value-type="float" office:value="4563404.03571386">
            <text:p>4563404.03571386</text:p>
          </table:table-cell>
          <table:table-cell table:number-columns-repeated="5"/>
        </table:table-row>
        <table:table-row table:style-name="ro1">
          <table:table-cell table:style-name="ce23" table:formula="of:=[.A10]" office:value-type="float" office:value="50">
            <text:p>50</text:p>
          </table:table-cell>
          <table:table-cell table:style-name="ce8" table:formula="of:=[.B10]" office:value-type="float" office:value="0.000021">
            <text:p>2.10E-005</text:p>
          </table:table-cell>
          <table:table-cell table:style-name="ce8" table:formula="of:=POWER([.A25];1.5)/[.B25]" office:value-type="float" office:value="16835875.7425368">
            <text:p>16835875.7425368</text:p>
          </table:table-cell>
          <table:table-cell table:number-columns-repeated="5"/>
        </table:table-row>
        <table:table-row table:style-name="ro1">
          <table:table-cell table:style-name="ce23" table:formula="of:=[.A11]" office:value-type="float" office:value="100">
            <text:p>100</text:p>
          </table:table-cell>
          <table:table-cell table:style-name="ce8" table:formula="of:=[.B11]" office:value-type="float" office:value="0.0000232">
            <text:p>2.32E-005</text:p>
          </table:table-cell>
          <table:table-cell table:style-name="ce8" table:formula="of:=POWER([.A26];1.5)/[.B26]" office:value-type="float" office:value="43103448.2758621">
            <text:p>43103448.2758621</text:p>
          </table:table-cell>
          <table:table-cell table:number-columns-repeated="5"/>
        </table:table-row>
        <table:table-row table:style-name="ro1">
          <table:table-cell table:style-name="ce23" table:formula="of:=[.A12]" office:value-type="float" office:value="200">
            <text:p>200</text:p>
          </table:table-cell>
          <table:table-cell table:style-name="ce8" table:formula="of:=[.B12]" office:value-type="float" office:value="0.0000273">
            <text:p>2.73E-005</text:p>
          </table:table-cell>
          <table:table-cell table:style-name="ce8" table:formula="of:=POWER([.A27];1.5)/[.B27]" office:value-type="float" office:value="103605389.184842">
            <text:p>103605389.184842</text:p>
          </table:table-cell>
          <table:table-cell table:number-columns-repeated="5"/>
        </table:table-row>
        <table:table-row table:style-name="ro1">
          <table:table-cell table:style-name="ce23" table:formula="of:=[.A13]" office:value-type="float" office:value="300">
            <text:p>300</text:p>
          </table:table-cell>
          <table:table-cell table:style-name="ce8" table:formula="of:=[.B13]" office:value-type="float" office:value="0.0000312">
            <text:p>3.12E-005</text:p>
          </table:table-cell>
          <table:table-cell table:style-name="ce8" table:formula="of:=POWER([.A28];1.5)/[.B28]" office:value-type="float" office:value="166543346.881623">
            <text:p>166543346.881623</text:p>
          </table:table-cell>
          <table:table-cell table:number-columns-repeated="5"/>
        </table:table-row>
        <table:table-row table:style-name="ro1">
          <table:table-cell table:style-name="ce23" table:formula="of:=[.A14]" office:value-type="float" office:value="400">
            <text:p>400</text:p>
          </table:table-cell>
          <table:table-cell table:style-name="ce8" table:formula="of:=[.B14]" office:value-type="float" office:value="0.0000348">
            <text:p>3.48E-005</text:p>
          </table:table-cell>
          <table:table-cell table:style-name="ce8" table:formula="of:=POWER([.A29];1.5)/[.B29]" office:value-type="float" office:value="229885057.471264">
            <text:p>229885057.471264</text:p>
          </table:table-cell>
          <table:table-cell table:number-columns-repeated="5"/>
        </table:table-row>
        <table:table-row table:style-name="ro1">
          <table:table-cell table:style-name="ce23" table:formula="of:=[.A15]" office:value-type="float" office:value="500">
            <text:p>500</text:p>
          </table:table-cell>
          <table:table-cell table:style-name="ce8" table:formula="of:=[.B15]" office:value-type="float" office:value="0.0000384">
            <text:p>3.84E-005</text:p>
          </table:table-cell>
          <table:table-cell table:style-name="ce8" table:formula="of:=POWER([.A30];1.5)/[.B30]" office:value-type="float" office:value="291154684.570285">
            <text:p>291154684.570285</text:p>
          </table:table-cell>
          <table:table-cell table:number-columns-repeated="5"/>
        </table:table-row>
        <table:table-row table:style-name="ro1">
          <table:table-cell table:style-name="ce23" table:formula="of:=[.A16]" office:value-type="float" office:value="600">
            <text:p>600</text:p>
          </table:table-cell>
          <table:table-cell table:style-name="ce8" table:formula="of:=[.B16]" office:value-type="float" office:value="0.0000418">
            <text:p>4.18E-005</text:p>
          </table:table-cell>
          <table:table-cell table:style-name="ce8" table:formula="of:=POWER([.A31];1.5)/[.B31]" office:value-type="float" office:value="351601398.485624">
            <text:p>351601398.485624</text:p>
          </table:table-cell>
          <table:table-cell table:number-columns-repeated="5"/>
        </table:table-row>
        <table:table-row table:style-name="ro1">
          <table:table-cell table:style-name="ce2" table:number-columns-repeated="3"/>
          <table:table-cell table:number-columns-repeated="5"/>
        </table:table-row>
        <table:table-row table:style-name="ro5">
          <table:table-cell table:style-name="ce2" office:value-type="string">
            <text:p>Slope</text:p>
          </table:table-cell>
          <table:table-cell table:style-name="ce2" office:value-type="string">
            <text:p>1/C</text:p>
          </table:table-cell>
          <table:table-cell table:style-name="ce12" table:formula="of:=SLOPE([.C23:.C31];[.A23:.A31])" office:value-type="float" office:value="598754.643183031">
            <text:p>598754.643183031</text:p>
          </table:table-cell>
          <table:table-cell office:value-type="string">
            <text:p>Pa<text:span text:style-name="T5">-1</text:span> s<text:span text:style-name="T5">-1</text:span> (ºC)<text:span text:style-name="T5">1/2</text:span></text:p>
          </table:table-cell>
          <table:table-cell table:number-columns-repeated="4"/>
        </table:table-row>
        <table:table-row table:style-name="ro5">
          <table:table-cell table:style-name="ce2"/>
          <table:table-cell table:style-name="ce2" office:value-type="string">
            <text:p>C</text:p>
          </table:table-cell>
          <table:table-cell table:style-name="ce21" table:formula="of:=1/[.C33]" office:value-type="float" office:value="0.0000016701331862479">
            <text:p>1.6701331862479E-006</text:p>
          </table:table-cell>
          <table:table-cell office:value-type="string">
            <text:p>Pa s (ºC)<text:span text:style-name="T5">-1/2</text:span>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12"/>
          <table:table-cell table:number-columns-repeated="5"/>
        </table:table-row>
        <table:table-row table:style-name="ro5">
          <table:table-cell table:style-name="ce2" office:value-type="string">
            <text:p>Intercept</text:p>
          </table:table-cell>
          <table:table-cell table:style-name="ce2" office:value-type="string">
            <text:p>S/C</text:p>
          </table:table-cell>
          <table:table-cell table:style-name="ce12" table:formula="of:=INTERCEPT([.C23:.C31];[.A23:.A31])" office:value-type="float" office:value="-10222774.5621585">
            <text:p>-10222774.5621585</text:p>
          </table:table-cell>
          <table:table-cell table:style-name="ce27" office:value-type="string">
            <text:p><text:s/>(ºC)<text:span text:style-name="T5">3/2</text:span> Pa<text:span text:style-name="T5">-1</text:span> s<text:span text:style-name="T5">-1</text:span>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>
            <text:p>S</text:p>
          </table:table-cell>
          <table:table-cell table:style-name="ce21" table:formula="of:=[.C36]*[.C34]" office:value-type="float" office:value="-17.0733950517918">
            <text:p>-17.0733950518</text:p>
          </table:table-cell>
          <table:table-cell office:value-type="string">
            <text:p>ºC</text:p>
          </table:table-cell>
          <table:table-cell table:number-columns-repeated="4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Output" table:style-name="ta1" table:print="false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ce2"/>
        <table:table-row table:style-name="ro1">
          <table:table-cell table:style-name="ce22" office:value-type="string">
            <text:p>Output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table:number-columns-repeated="3"/>
          <table:table-cell/>
        </table:table-row>
        <table:table-row table:style-name="ro1">
          <table:table-cell table:style-name="ce2" office:value-type="string">
            <text:p>Sutherland coefficients</text:p>
          </table:table-cell>
          <table:table-cell table:style-name="ce2" office:value-type="string">
            <text:p>S</text:p>
          </table:table-cell>
          <table:table-cell table:style-name="ce21" table:formula="of:=[Calculation.C37]" office:value-type="float" office:value="-17.0733950517918">
            <text:p>-17.0733950518</text:p>
          </table:table-cell>
          <table:table-cell table:formula="of:=[Calculation.D37]" office:value-type="string" office:string-value="ºC">
            <text:p>ºC</text:p>
          </table:table-cell>
        </table:table-row>
        <table:table-row table:style-name="ro5">
          <table:table-cell table:style-name="ce2"/>
          <table:table-cell table:style-name="ce2" office:value-type="string">
            <text:p>C</text:p>
          </table:table-cell>
          <table:table-cell table:style-name="ce21" table:formula="of:=[Calculation.C34]" office:value-type="float" office:value="0.0000016701331862479">
            <text:p>1.6701331862479E-006</text:p>
          </table:table-cell>
          <table:table-cell office:value-type="string">
            <text:p>Pa s (ºC)<text:span text:style-name="T5">-1/2</text:span></text:p>
          </table:table-cell>
        </table:table-row>
        <table:table-row table:style-name="ro5" table:number-rows-repeated="1048571">
          <table:table-cell table:number-columns-repeated="4"/>
        </table:table-row>
        <table:table-row table:style-name="ro5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2" number:min-integer-digits="1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9">02/09/2019</text:date>, <text:time>10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rthi vasan</meta:initial-creator>
    <meta:creation-date>2019-01-11T20:54:06.93</meta:creation-date>
    <dc:date>2019-02-09T10:38:56.87</dc:date>
    <meta:editing-duration>PT2H37M7S</meta:editing-duration>
    <meta:editing-cycles>15</meta:editing-cycles>
    <meta:generator>OpenOffice/4.1.6$Win32 OpenOffice.org_project/416m1$Build-9790</meta:generator>
    <dc:creator>Keerthi vasan</dc:creator>
    <meta:document-statistic meta:table-count="4" meta:cell-count="12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36cm" svg:height="18.497cm" xlink:href=".." xlink:type="simple" chart:class="chart:scatter" chart:style-name="ch1">
        <chart:title svg:x="11.173cm" svg:y="17.383cm" chart:style-name="ch2">
          <text:p>T3/2/µ vs T plot</text:p>
        </chart:title>
        <chart:legend svg:x="3.226cm" svg:y="1.166cm" style:legend-expansion="custom" chartooo:width="4.276cm" chartooo:height="1.21cm" style:legend-expansion-aspect-ratio="3.53388429752066" chart:style-name="ch3"/>
        <chart:plot-area chart:style-name="ch4" table:cell-range-address="Calculation.A23:Calculation.A31 Calculation.H11:Calculation.H11 Calculation.C23:Calculation.C31" chart:data-source-has-labels="row" svg:x="1.718cm" svg:y="0.721cm" svg:width="22.601cm" svg:height="15.385cm">
          <chartooo:coordinate-region svg:x="3.684cm" svg:y="0.923cm" svg:width="20.347cm" svg:height="14.53cm"/>
          <chart:axis chart:dimension="x" chart:name="primary-x" chart:style-name="ch5">
            <chart:title svg:x="11.802cm" svg:y="16.525cm" chart:style-name="ch6">
              <text:p>Temperature(ºC)</text:p>
            </chart:title>
          </chart:axis>
          <chart:axis chart:dimension="y" chart:name="primary-y" chart:style-name="ch5">
            <chart:title svg:x="0.68cm" svg:y="10.227cm" chart:style-name="ch7">
              <text:p>T3/2/µ ((ºC)3/2 Pa-1 s-1)`</text:p>
            </chart:title>
            <chart:grid chart:style-name="ch8" chart:class="major"/>
          </chart:axis>
          <chart:series chart:style-name="ch9" chart:values-cell-range-address="Calculation.C23:Calculation.C31" chart:label-cell-address="Calculation.H11:Calculation.H11" chart:class="chart:scatter">
            <chart:domain table:cell-range-address="Calculation.A23:Calculation.A31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3/2/µ vs T</text:p>
                <draw:g>
                  <svg:desc>Calculation.H11:Calculation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ation.A23:Calculation.A31</svg:desc>
                </draw:g>
              </table:table-cell>
              <table:table-cell office:value-type="float" office:value="0">
                <text:p>0</text:p>
                <draw:g>
                  <svg:desc>Calculation.C23:Calculation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563404.03571386">
                <text:p>4563404.03571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6835875.7425368">
                <text:p>16835875.7425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3103448.2758621">
                <text:p>43103448.2758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03605389.184842">
                <text:p>103605389.184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66543346.881623">
                <text:p>166543346.881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229885057.471264">
                <text:p>229885057.471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91154684.570285">
                <text:p>291154684.570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351601398.485624">
                <text:p>351601398.4856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